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8.0pt" fo:color="#262626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No clouds in my stones</text:span></text:p>
      <text:p text:style-name="P1"><text:span text:style-name="T1">Let it rain, I hydroplane into fame</text:span></text:p>
      <text:p text:style-name="P1"><text:span text:style-name="T1">Comin' down at the Dow Jones</text:span></text:p>
      <text:p text:style-name="P1"><text:span text:style-name="T1">When the clouds come, we g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5</meta:generator>
  </office:meta>
</office:document-meta>
</file>